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MP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T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D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DR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G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NO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T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T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C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F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SE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SE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X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SE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7T20:40:40.876433229</meta:creation-date>
    <dc:date>2025-11-27T21:58:39.011180300</dc:date>
    <meta:editing-duration>PT32M52S</meta:editing-duration>
    <meta:editing-cycles>1</meta:editing-cycles>
    <meta:document-statistic meta:table-count="1" meta:cell-count="43" meta:object-count="0"/>
    <meta:generator>LibreOffice/24.2.7.2$Linux_X86_64 LibreOffice_project/420$Build-2</meta:generator>
  </office:meta>
</office:document-meta>
</file>